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o Rev. S. Morais./</text:p>
      <text:p text:style-name="P2"><text:tab/>Today dear esteemed friend/ I read with emotion your/ touching, heartfelt and surely/ I may say truthful allusion/ to my Sainted Mother, whom/ in Heaven we hope is cognizant/ when the Souls-inspiration <text:span text:style-name="T2">yet</text:span>/ bears aloft its holy affection./ <text:s/>Let me beg to have the/ address, altogether so beautiful/ appropriate and just; truly/ a good man has gone from/ our midst, and we may say/ "such is the death of the/ righteous, may our end be like his"./</text:p>
      <text:p text:style-name="P2"/>
      <text:p text:style-name="P2">[Page 2]</text:p>
      <text:p text:style-name="P2">One expression we must <text:span text:style-name="T3">except</text:span><text:span text:style-name="T4">/ say no more "unworthily called"/ long may we have one so truly/ disposed to minister to those/ who need and will receive/ the comfort and consolation/ of our Holy Religion, is the/ earnest wish of she who feels/ that as the Daughter of/ Esther Cohen Hart she may/ claim to be valued as/ a Friend, truly such is/ Louisa B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3:26:30.12</meta:creation-date>
    <meta:document-statistic meta:table-count="0" meta:image-count="0" meta:object-count="0" meta:page-count="2" meta:paragraph-count="65" meta:word-count="308" meta:character-count="2061"/>
    <dc:date>2012-01-12T14:01:55.33</dc:date>
    <dc:creator>Penn Libraries</dc:creator>
    <meta:editing-duration>PT00H04M24S</meta:editing-duration>
    <meta:editing-cycles>1</meta:editing-cycles>
    <meta:generator>OpenOffice.org/3.2$Win32 OpenOffice.org_project/320m12$Build-9483</meta:generator>
  </office:meta>
</office:document-meta>
</file>